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, Verdana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5.203cm" table:align="left"/>
    </style:style>
    <style:style style:name="Tabla1.A" style:family="table-column">
      <style:table-column-properties style:column-width="5.203cm"/>
    </style:style>
    <style:style style:name="Tabla1.1" style:family="table-row">
      <style:table-row-properties style:min-row-height="4.9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5c88d" officeooo:paragraph-rsid="0005c88d"/>
    </style:style>
    <style:style style:name="P2" style:family="paragraph" style:parent-style-name="Standard" style:list-style-name="L9">
      <style:text-properties officeooo:rsid="0005c88d" officeooo:paragraph-rsid="0005c88d"/>
    </style:style>
    <style:style style:name="P3" style:family="paragraph" style:parent-style-name="Standard">
      <style:text-properties fo:color="#729fcf" loext:opacity="100%" style:text-underline-style="solid" style:text-underline-width="auto" style:text-underline-color="font-color" officeooo:paragraph-rsid="0005c88d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officeooo:rsid="0005c88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5c88d"/>
    </style:style>
    <style:style style:name="T4" style:family="text">
      <style:text-properties fo:font-variant="normal" fo:text-transform="none" fo:color="#555555" loext:opacity="100%" style:font-name="sans-serif" fo:font-size="9.60000038146973pt" fo:letter-spacing="normal" fo:font-style="normal" fo:font-weight="normal"/>
    </style:style>
    <style:style style:name="T5" style:family="text">
      <style:text-properties fo:font-variant="normal" fo:text-transform="none" fo:color="#111111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RECETA COCINA</text:p>
      <text:p text:style-name="P1"/>
      <text:p text:style-name="P1">Realizar una página web de una receta de cocina con el siguiente formato:</text:p>
      <text:p text:style-name="P1"/>
      <text:p text:style-name="P1">TÍTULO RECETA</text:p>
      <text:p text:style-name="P1"><text:s text:c="50"/></text:p>
      <text:p text:style-name="P1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Table_20_Contents"><text:s/><text:span text:style-name="T1">Imagen del plato</text:span></text:p>
          </table:table-cell>
        </table:table-row>
      </table:table>
      <text:p text:style-name="P1"/>
      <text:p text:style-name="P1">INGREDIENTES:</text:p>
      <text:list xml:id="list955602507" text:style-name="L9">
        <text:list-item>
          <text:p text:style-name="P2"/>
        </text:list-item>
      </text:list>
      <text:p text:style-name="P1"/>
      <text:p text:style-name="P1"/>
      <text:p text:style-name="P1"/>
      <text:p text:style-name="P1"/>
      <text:p text:style-name="P3"><text:span text:style-name="T1">Elaboración</text:span><text:span text:style-name="T3"> <text:s text:c="29"/></text:span><text:span text:style-name="T1">Tabla valor nutricional</text:span><text:span text:style-name="T3"> <text:s text:c="30"/></text:span><text:span text:style-name="T1">Formulario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Ampliación del ejercicio</text:span></text:p>
      <text:p text:style-name="P4"><text:span text:style-name="T4">En la carpeta </text:span><text:span text:style-name="Strong_20_Emphasis"><text:span text:style-name="Emphasis"><text:span text:style-name="T4">"recetas-de-cocina"</text:span></text:span></text:span><text:span text:style-name="T4"> crear el archivo </text:span><text:span text:style-name="Strong_20_Emphasis"><text:span text:style-name="Emphasis"><text:span text:style-name="T4">"index.html"</text:span></text:span></text:span><text:span text:style-name="T4"> que muestre un listado de enlaces a varias recetas de cocina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, Verdana, 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3T15:50:50.783000000</meta:creation-date>
    <dc:date>2022-11-23T16:01:46.664000000</dc:date>
    <meta:editing-duration>PT33S</meta:editing-duration>
    <meta:editing-cycles>1</meta:editing-cycles>
    <meta:document-statistic meta:table-count="1" meta:image-count="0" meta:object-count="0" meta:page-count="1" meta:paragraph-count="10" meta:word-count="50" meta:character-count="445" meta:non-whitespace-character-count="293"/>
    <meta:generator>LibreOffice/7.0.2.2$Windows_X86_64 LibreOffice_project/8349ace3c3162073abd90d81fd06dcfb6b36b994</meta:generator>
  </office:meta>
</office:document-meta>
</file>